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handas" svg:font-family="Chandas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Heading_20_1">
      <style:paragraph-properties fo:text-align="justify" style:justify-single-word="false"/>
      <style:text-properties style:font-name="Liberation Sans" fo:font-size="24pt" style:text-underline-style="solid" style:text-underline-width="auto" style:text-underline-color="font-color" fo:font-weight="bold" officeooo:rsid="000d157d" officeooo:paragraph-rsid="000d157d" style:font-name-asian="Noto Sans CJK SC" style:font-size-asian="24pt" style:font-weight-asian="bold" style:font-name-complex="Lohit Devanagari1" style:font-size-complex="24pt" style:font-weight-complex="bold"/>
    </style:style>
    <style:style style:name="P2" style:family="paragraph" style:parent-style-name="Standard">
      <style:text-properties fo:font-size="16pt" fo:font-weight="bold" officeooo:rsid="00095387" officeooo:paragraph-rsid="0009538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ba38d" officeooo:paragraph-rsid="000ba38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handas" fo:font-size="16pt" fo:font-weight="bold" officeooo:rsid="00095387" officeooo:paragraph-rsid="0009538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handas" fo:font-size="16pt" fo:font-weight="bold" officeooo:rsid="000d157d" officeooo:paragraph-rsid="000d157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end" style:justify-single-word="false"/>
      <style:text-properties style:text-position="0% 100%" style:font-name="Ubuntu" fo:font-size="16pt" fo:font-weight="normal" officeooo:rsid="0011ac13" officeooo:paragraph-rsid="0011ac13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font-name="Ubuntu" fo:font-size="16pt" fo:font-weight="normal" officeooo:rsid="0012012f" officeooo:paragraph-rsid="0012012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2012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2601e" officeooo:paragraph-rsid="0012601e"/>
    </style:style>
    <style:style style:name="P10" style:family="paragraph" style:parent-style-name="Standard">
      <style:paragraph-properties fo:text-align="start" style:justify-single-word="false"/>
      <style:text-properties officeooo:rsid="0012601e" officeooo:paragraph-rsid="0012601e"/>
    </style:style>
    <style:style style:name="P11" style:family="paragraph" style:parent-style-name="Table_20_Contents">
      <style:paragraph-properties fo:text-align="start" style:justify-single-word="false"/>
      <style:text-properties officeooo:rsid="00134441" officeooo:paragraph-rsid="00134441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34441" officeooo:paragraph-rsid="0013444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background-color="#f10d0c" loext:char-shading-value="0"/>
    </style:style>
    <style:style style:name="T5" style:family="text">
      <style:text-properties fo:color="#fff5ce" fo:background-color="#168253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position="0% 100%" style:font-name="Ubuntu" fo:font-size="16pt" fo:font-weight="normal" officeooo:rsid="0012012f" style:font-size-asian="16pt" style:font-weight-asian="normal" style:font-size-complex="16pt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put_a.odt</text:p>
      <text:p text:style-name="P3"/>
      <text:p text:style-name="P2">THIS IS A <text:span text:style-name="T1">TEST</text:span> <text:span text:style-name="T5">FILE</text:span></text:p>
      <text:p text:style-name="P2"/>
      <text:p text:style-name="P4"><text:span text:style-name="T4">Some</text:span> <text:span text:style-name="T3">centered</text:span> text<text:span text:style-name="T2">**</text:span></text:p>
      <text:p text:style-name="P5"><text:span text:style-name="T2">Right HS</text:span></text:p>
      <text:h text:style-name="P1" text:outline-level="1">THIS TEXT WILL REACH EDGE TO <text:s text:c="2"/>EDGE</text:h>
      <text:p text:style-name="P4"><text:span text:style-name="T2"/></text:p>
      <text:list xml:id="list2686719170" text:style-name="L1">
        <text:list-item>
          <text:p text:style-name="P6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Additional <text:span text:style-name="T7">test </text:span>point<text:span text:style-name="T6">s</text:span></text:p>
        </text:list-item>
        <text:list-item>
          <text:p text:style-name="P7">Point 1</text:p>
        </text:list-item>
        <text:list-item>
          <text:p text:style-name="P7">Point 3</text:p>
          <text:list>
            <text:list-item>
              <text:p text:style-name="P7">Inner</text:p>
              <text:list>
                <text:list-item>
                  <text:p text:style-name="P7">Inner Inner</text:p>
                  <text:list>
                    <text:list-item>
                      <text:p text:style-name="P7">Inner inner inner</text:p>
                      <text:list>
                        <text:list-item>
                          <text:p text:style-name="P7">Inner inner inner inner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Furthest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a xlink:type="simple" xlink:href="https://git.dockstudios.co.uk/pub/matoconv" office:name="Source" text:style-name="Internet_20_link" text:visited-style-name="Visited_20_Internet_20_Link"><text:span text:style-name="T8">Source Code</text:span></text:a></text:p>
      <text:list xml:id="list2637955073" text:style-name="L2">
        <text:list-item>
          <text:p text:style-name="P9">Number 1</text:p>
        </text:list-item>
        <text:list-item>
          <text:p text:style-name="P9">Two</text:p>
        </text:list-item>
        <text:list-item>
          <text:p text:style-name="P9">Three</text:p>
        </text:list-item>
        <text:list-item>
          <text:p text:style-name="P9">Four</text:p>
          <text:list>
            <text:list-item>
              <text:p text:style-name="P9"><text:soft-page-break/>Inner</text:p>
              <text:list>
                <text:list-item>
                  <text:p text:style-name="P9">Inner inner</text:p>
                  <text:list>
                    <text:list-item>
                      <text:p text:style-name="P9">Inner inner inner</text:p>
                      <text:list>
                        <text:list-item>
                          <text:p text:style-name="P9">inner inner inner inner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Furthest in</text:p>
                                            </text:list-item>
                                            <text:list-item>
                                              <text:p text:style-name="P9">Two</text:p>
                                            </text:list-item>
                                            <text:list-item>
                                              <text:p text:style-name="P9">thre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Some table stuff</text:p>
          </table:table-cell>
          <table:table-cell table:style-name="Table1.A1" office:value-type="string">
            <text:p text:style-name="P11">RHC</text:p>
          </table:table-cell>
        </table:table-row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Input_a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handas" svg:font-family="Chandas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06:53:38.227600751</meta:creation-date>
    <dc:date>2021-09-02T07:01:49.111333513</dc:date>
    <meta:editing-duration>PT8M6S</meta:editing-duration>
    <meta:editing-cycles>12</meta:editing-cycles>
    <meta:generator>LibreOffice/6.4.3.2$Linux_X86_64 LibreOffice_project/40$Build-2</meta:generator>
    <meta:document-statistic meta:table-count="1" meta:image-count="0" meta:object-count="1" meta:page-count="2" meta:paragraph-count="29" meta:word-count="82" meta:character-count="359" meta:non-whitespace-character-count="3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